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5676" officeooo:paragraph-rsid="00075676"/>
    </style:style>
    <style:style style:name="T1" style:family="text">
      <style:text-properties officeooo:rsid="0008c6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 Opened</text:p>
      <text:p text:style-name="P1">File Read</text:p>
      <text:p text:style-name="P1">File Closed</text:p>
      <text:p text:style-name="P1">Output updated in file</text:p>
      <text:p text:style-name="P1">;The content of the file actually get updated</text:p>
      <text:p text:style-name="P1">//<text:span text:style-name="T1">Doesnot run on rex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3:43:17.710761446</meta:creation-date>
    <dc:date>2017-03-25T13:46:16.908506925</dc:date>
    <meta:editing-duration>PT2M59S</meta:editing-duration>
    <meta:editing-cycles>2</meta:editing-cycles>
    <meta:generator>LibreOffice/5.1.3.2$Linux_X86_64 LibreOffice_project/10$Build-2</meta:generator>
    <meta:document-statistic meta:table-count="0" meta:image-count="0" meta:object-count="0" meta:page-count="1" meta:paragraph-count="6" meta:word-count="22" meta:character-count="121" meta:non-whitespace-character-count="105"/>
  </office:meta>
</office:document-meta>
</file>